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780000041A50FBDCE40D072ADA.jpg" manifest:media-type="image/jpeg"/>
  <manifest:file-entry manifest:full-path="Pictures/10000000000005780000041A541935473FFCEBE8.jpg" manifest:media-type="image/jpeg"/>
  <manifest:file-entry manifest:full-path="Pictures/1000020100000064000000642D1325D3CA89B54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Dashed_20__28_var_29__20_1" svg:stroke-width="0.071cm" svg:stroke-color="#b48200" draw:marker-end="msArrowOvalEnd_20_5" draw:marker-end-width="0.213cm" draw:marker-end-center="tru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.026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.026cm" draw:stroke-linejoin="miter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.026cm" draw:stroke-linejoin="miter" draw:fill="gradient" draw:fill-gradient-name="Gradient_20_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Титульный_20_слайд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Титульный_20_слайд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notes">
      <style:graphic-properties draw:fill-color="#ffffff" fo:min-height="13.364cm"/>
    </style:style>
    <style:style style:name="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Заголовок_20_и_20_объект-notes">
      <style:graphic-properties draw:fill-color="#ffffff" fo:min-height="11.429cm"/>
    </style:style>
    <style:style style:name="pr8" style:family="presentation" style:parent-style-name="Заголовок_20_и_20_объект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Заголовок_20_и_20_объект_5f_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0" style:family="presentation" style:parent-style-name="Заголовок_20_и_20_объект_5f_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11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12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b48200" style:text-line-through-style="none" style:text-line-through-type="none" style:text-position="0% 100%" style:font-name="Calibri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variant="normal" fo:text-transform="none" fo:color="#b482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b482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b482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b482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b482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b482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xml:id="id1" draw:id="id1">
        <draw:frame draw:name="Заголовок 1" presentation:style-name="pr1" draw:text-style-name="P2" draw:layer="layout" svg:width="16.2cm" svg:height="3.199cm" svg:x="7.299cm" svg:y="7.925cm" presentation:class="title" presentation:user-transformed="true">
          <draw:text-box>
            <text:p text:style-name="P1"><text:span text:style-name="T1">Тетрис на python</text:span></text:p>
          </draw:text-box>
        </draw:frame>
        <anim:par smil:dur="indefinite" smil:restart="never"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Образ слайда 1" draw:style-name="gr1" draw:layer="layout" svg:width="12.699cm" svg:height="9.524cm" svg:x="3.175cm" svg:y="1.905cm" draw:page-number="1" presentation:class="page"/>
          <draw:frame draw:name="Заметки 2" presentation:style-name="pr2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Оригинальные шаблоны для презентаций: </text:span><text:span text:style-name="T3"><text:a xlink:href="https://presentation-creation.ru/powerpoint-templates.html" xlink:type="simple">https://presentation-creation.ru/powerpoint-templates.html</text:a></text:span><text:span text:style-name="T4"><text:s/></text:span></text:p>
              <text:p text:style-name="P3"><text:span text:style-name="T4">Бесплатно и без регистрации.</text:span></text:p>
              <text:p text:style-name="P3"><text:span text:style-name="T4"/></text:p>
            </draw:text-box>
          </draw:frame>
          <draw:frame draw:name="Номер слайда 3" presentation:style-name="pr3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5"><text:page-number>&lt;номер&gt;</text:page-number></text:span></text:p>
            </draw:text-box>
          </draw:frame>
        </presentation:notes>
      </draw:page>
      <draw:page draw:name="Заголовок слайда" draw:style-name="dp1" draw:master-page-name="Заголовок_20_и_20_объект" xml:id="id2" draw:id="id2">
        <draw:frame draw:name="Заголовок 2" presentation:style-name="pr4" draw:text-style-name="P2" draw:layer="layout" svg:width="18.9cm" svg:height="3.196cm" svg:x="0.299cm" svg:y="0.177cm" presentation:class="title" presentation:user-transformed="true">
          <draw:text-box>
            <text:p text:style-name="P1"><text:span text:style-name="T6">Для создания использовал</text:span></text:p>
          </draw:text-box>
        </draw:frame>
        <draw:line draw:name="Line 256" draw:style-name="gr2" draw:text-style-name="P7" draw:layer="layout" svg:x1="7.765cm" svg:y1="7.354cm" svg:x2="21.1cm" svg:y2="7.354cm">
          <text:p/>
        </draw:line>
        <draw:custom-shape draw:name="Rectangle 257" draw:style-name="gr3" draw:text-style-name="P8" draw:layer="layout" svg:width="1.331cm" svg:height="1.445cm" draw:transform="rotate (-0.994663140711569) translate (7.686cm 5.525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8" draw:style-name="gr4" draw:text-style-name="P7" draw:layer="layout" svg:width="8.39cm" svg:height="1.267cm" svg:x="10.699cm" svg:y="5.996cm">
          <text:p text:style-name="P9"><text:span text:style-name="T7">Библиотеку Pyg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9" draw:style-name="gr4" draw:text-style-name="P7" draw:layer="layout" svg:width="0.973cm" svg:height="1.267cm" svg:x="7.135cm" svg:y="5.873cm">
          <text:p text:style-name="P10"><text:span text:style-name="T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0" draw:style-name="gr2" draw:text-style-name="P7" draw:layer="layout" svg:x1="7.765cm" svg:y1="9.682cm" svg:x2="21.1cm" svg:y2="9.682cm">
          <text:p/>
        </draw:line>
        <draw:custom-shape draw:name="Rectangle 261" draw:style-name="gr5" draw:text-style-name="P11" draw:layer="layout" svg:width="1.331cm" svg:height="1.445cm" draw:transform="rotate (-0.994663140711569) translate (7.886cm 7.853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2" draw:style-name="gr4" draw:text-style-name="P7" draw:layer="layout" svg:width="0.973cm" svg:height="1.267cm" svg:x="7.135cm" svg:y="8.201cm">
          <text:p text:style-name="P10"><text:span text:style-name="T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3" draw:style-name="gr2" draw:text-style-name="P7" draw:layer="layout" svg:x1="7.8cm" svg:y1="12.795cm" svg:x2="21.13cm" svg:y2="12.8cm">
          <text:p/>
        </draw:line>
        <draw:custom-shape draw:name="Rectangle 264" draw:style-name="gr6" draw:text-style-name="P12" draw:layer="layout" svg:width="1.331cm" svg:height="1.445cm" draw:transform="rotate (-0.994663140711569) translate (7.886cm 10.181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5" draw:style-name="gr4" draw:text-style-name="P7" draw:layer="layout" svg:width="0.973cm" svg:height="1.267cm" svg:x="7.135cm" svg:y="10.529cm">
          <text:p text:style-name="P10"><text:span text:style-name="T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8" draw:style-name="gr4" draw:text-style-name="P7" draw:layer="layout" svg:width="0.973cm" svg:height="1.267cm" svg:x="7.135cm" svg:y="15.248cm">
          <text:p text:style-name="P10"><text:span text:style-name="T8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9" draw:style-name="gr4" draw:text-style-name="P7" draw:layer="layout" svg:width="6.625cm" svg:height="1.267cm" svg:x="11.581cm" svg:y="8.391cm">
          <text:p text:style-name="P9"><text:span text:style-name="T7">Шрифт Sam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0" draw:style-name="gr4" draw:text-style-name="P13" draw:layer="layout" svg:width="11.616cm" svg:height="2.281cm" svg:x="9.089cm" svg:y="10.723cm">
          <text:p text:style-name="P10"><text:span text:style-name="T7">Звуки и изображение взяты </text:span></text:p>
          <text:p text:style-name="P10"><text:span text:style-name="T7">из открытого доступ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1" draw:style-name="gr7" draw:text-style-name="P14" draw:layer="layout" svg:width="4.245cm" svg:height="1.267cm" svg:x="12.465cm" svg:y="13.061cm">
          <text:p text:style-name="P9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Заголовок слайда_clipboard0" draw:style-name="dp1" draw:master-page-name="Заголовок_20_и_20_объект" xml:id="id3" draw:id="id3">
        <draw:frame draw:name="Заголовок 2" presentation:style-name="pr4" draw:text-style-name="P2" draw:layer="layout" svg:width="18.9cm" svg:height="3.196cm" svg:x="0.299cm" svg:y="0.177cm" presentation:class="title" presentation:user-transformed="true">
          <draw:text-box>
            <text:p text:style-name="P1"><text:span text:style-name="T6">Цель игры</text:span></text:p>
          </draw:text-box>
        </draw:frame>
        <draw:frame draw:name="Объект 1" presentation:style-name="pr6" draw:text-style-name="P17" draw:layer="layout" svg:width="17.401cm" svg:height="12.2cm" svg:x="4.099cm" svg:y="4.324cm" presentation:class="outline" presentation:user-transformed="true">
          <draw:text-box>
            <text:p text:style-name="P16"><text:span text:style-name="T9">Заполнить как можно больше горизонтальных линий на игровом <text:s/>поле, <text:s/>размещая опускающиеся фигуры и не оставляя пустых пространств между ними. Заполненные линии автоматически удаляются, предоставляя пространство для продолжения игры и принося игроку 10 очков.</text:span></text:p>
          </draw:text-box>
        </draw:frame>
        <anim:par smil:dur="indefinite" smil:restart="never" presentation:node-type="timing-root">
          <anim:par smil:begin="id3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9cm" svg:height="9.524cm" svg:x="3.175cm" svg:y="1.93cm" draw:page-number="3" presentation:class="page"/>
          <draw:frame presentation:style-name="pr7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Заголовок_20_и_20_объект_5f_" xml:id="id4" draw:id="id4">
        <draw:frame draw:name="Заголовок 2" presentation:style-name="pr8" draw:text-style-name="P2" draw:layer="layout" svg:width="18.9cm" svg:height="3.196cm" svg:x="0.299cm" svg:y="0.177cm" presentation:class="title" presentation:user-transformed="true">
          <draw:text-box>
            <text:p text:style-name="P1"><text:span text:style-name="T6">Управление</text:span></text:p>
          </draw:text-box>
        </draw:frame>
        <draw:frame draw:name="Объект 1" presentation:style-name="pr9" draw:text-style-name="P17" draw:layer="layout" svg:width="17.401cm" svg:height="12.2cm" svg:x="4.099cm" svg:y="4.324cm" presentation:class="outline" presentation:user-transformed="true">
          <draw:text-box>
            <text:list text:style-name="L6">
              <text:list-header>
                <text:p text:style-name="P16"><text:span text:style-name="T9">Перемещение фигуры осуществляется нажатием стрелок на клавиатуре вправо или влево. Вращение фигуры с помощь стрелки вверх. Нажатие на стрелку вниз ускоряет падение фигуры</text:span></text:p>
              </text:list-header>
            </text:list>
          </draw:text-box>
        </draw:frame>
        <anim:par smil:dur="indefinite" smil:restart="never"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9cm" svg:height="9.524cm" svg:x="3.175cm" svg:y="1.93cm" draw:page-number="4" presentation:class="page"/>
          <draw:frame presentation:style-name="pr10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Заголовок_20_и_20_объект_5f_" xml:id="id5" draw:id="id5">
        <draw:frame draw:name="Объект 1" presentation:style-name="pr9" draw:text-style-name="P17" draw:layer="layout" svg:width="17.401cm" svg:height="12.2cm" svg:x="5.999cm" svg:y="7.8cm" presentation:class="outline" presentation:user-transformed="true">
          <draw:text-box>
            <text:list text:style-name="L6">
              <text:list-header>
                <text:p text:style-name="P16"><text:span text:style-name="T9">Милославский Тимур</text:span></text:p>
              </text:list-header>
            </text:list>
          </draw:text-box>
        </draw:frame>
        <draw:frame draw:name="Заголовок 2" presentation:style-name="pr8" draw:text-style-name="P2" draw:layer="layout" svg:width="18.9cm" svg:height="3.196cm" svg:x="0.299cm" svg:y="0.177cm" presentation:class="title" presentation:user-transformed="true">
          <draw:text-box>
            <text:p text:style-name="P1"><text:span text:style-name="T6">Подготовил</text:span></text:p>
          </draw:text-box>
        </draw:frame>
        <anim:par smil:dur="indefinite" smil:restart="never"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9cm" svg:height="9.524cm" svg:x="3.175cm" svg:y="1.93cm" draw:page-number="5" presentation:class="page"/>
          <draw:frame presentation:style-name="pr10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680000" draw:end-color="#300000" draw:start-intensity="100%" draw:end-intensity="100%" draw:angle="3031" draw:border="0%"/>
    <draw:gradient draw:name="Gradient_20_2" draw:display-name="Gradient 2" draw:style="linear" draw:start-color="#f0ad00" draw:end-color="#6f5000" draw:start-intensity="100%" draw:end-intensity="100%" draw:angle="3031" draw:border="0%"/>
    <draw:gradient draw:name="Gradient_20_3" draw:display-name="Gradient 3" draw:style="linear" draw:start-color="#60b5cc" draw:end-color="#2c535e" draw:start-intensity="100%" draw:end-intensity="100%" draw:angle="3031" draw:border="0%"/>
    <draw:gradient draw:name="Gradient_20_4" draw:display-name="Gradient 4" draw:style="linear" draw:start-color="#168bba" draw:end-color="#0a4056" draw:start-intensity="100%" draw:end-intensity="100%" draw:angle="3031" draw:border="0%"/>
    <draw:gradient draw:name="Gradient_20_5" draw:display-name="Gradient 5" draw:style="linear" draw:start-color="#990099" draw:end-color="#460046" draw:start-intensity="100%" draw:end-intensity="100%" draw:angle="3031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780000041A50FBDCE40D072ADA.jpg" xlink:type="simple" xlink:show="embed" xlink:actuate="onLoad"/>
    <draw:fill-image draw:name="msFillBitmap_20_2" draw:display-name="msFillBitmap 2" xlink:href="Pictures/10000000000005780000041A541935473FFCEBE8.jpg" xlink:type="simple" xlink:show="embed" xlink:actuate="onLoad"/>
    <draw:fill-image draw:name="msFillBitmap_20_3" draw:display-name="msFillBitmap 3" xlink:href="Pictures/10000000000005780000041A541935473FFCEBE8.jpg" xlink:type="simple" xlink:show="embed" xlink:actuate="onLoad"/>
    <draw:marker draw:name="Arrow" svg:viewBox="0 0 20 30" svg:d="M10 0l-10 30h20z"/>
    <draw:marker draw:name="msArrowOvalEnd_20_5" draw:display-name="msArrowOvalEnd 5" svg:viewBox="0 0 300 300" svg:d="M150 0l75 21 54 54 21 75-21 75-54 54-75 21-75-21-54-54-21-75 21-75 54-54z"/>
    <draw:stroke-dash draw:name="Dashed_20__28_var_29__20_1" draw:display-name="Dashed (var) 1" draw:style="round" draw:dots1="1" draw:dots1-length="71%" draw:distance="71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b482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ru" style:country-asian="RU" style:font-style-asian="normal" style:font-weight-asian="normal" style:font-name-complex="Arial2" style:font-family-complex="Arial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100%" fo:text-align="start" style:punctuation-wrap="hanging"/>
      <style:text-properties fo:font-variant="normal" fo:text-transform="none" fo:color="#b482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100%" fo:text-align="start" style:punctuation-wrap="hanging"/>
      <style:text-properties fo:font-variant="normal" fo:text-transform="none" fo:color="#b482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100%" fo:text-align="start" style:punctuation-wrap="hanging"/>
      <style:text-properties fo:font-variant="normal" fo:text-transform="none" fo:color="#b482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Arial2" style:font-family-complex="Ari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 style:shrink-to-fit="true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b482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ru" style:country-asian="RU" style:font-style-asian="normal" style:font-weight-asian="normal" style:font-name-complex="Arial2" style:font-family-complex="Arial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 fo:line-height="100%" fo:text-align="start" style:punctuation-wrap="hanging"/>
      <style:text-properties fo:font-variant="normal" fo:text-transform="none" fo:color="#b482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 fo:line-height="100%" fo:text-align="start" style:punctuation-wrap="hanging"/>
      <style:text-properties fo:font-variant="normal" fo:text-transform="none" fo:color="#b482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 fo:line-height="100%" fo:text-align="start" style:punctuation-wrap="hanging"/>
      <style:text-properties fo:font-variant="normal" fo:text-transform="none" fo:color="#b482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Arial2" style:font-family-complex="Ari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Два_20_объекта-background" style:display-name="Два объекта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Два_20_объекта-backgroundobjects" style:display-name="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Два_20_объекта-notes" style:display-name="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Два_20_объекта-outline1" style:display-name="Два объекта-outline1" style:family="presentation">
      <style:graphic-properties draw:stroke="none" draw:fill="none" draw:auto-grow-height="false" draw:fit-to-size="shrink-to-fit" style:shrink-to-fit="true">
        <text:list-style style:name="Два_20_объекта-outline1" style:display-name="Два 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b482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ru" style:country-asian="RU" style:font-style-asian="normal" style:font-weight-asian="normal" style:font-name-complex="Arial2" style:font-family-complex="Arial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Два_20_объекта-outline2" style:display-name="Два объекта-outline2" style:family="presentation" style:parent-style-name="Два_20_объекта-outline1">
      <style:paragraph-properties fo:margin-top="0.4cm" fo:margin-bottom="0cm" fo:line-height="100%" fo:text-align="start" style:punctuation-wrap="hanging"/>
      <style:text-properties fo:font-variant="normal" fo:text-transform="none" fo:color="#b482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Два_20_объекта-outline3" style:display-name="Два объекта-outline3" style:family="presentation" style:parent-style-name="Два_20_объекта-outline2">
      <style:paragraph-properties fo:margin-top="0.3cm" fo:margin-bottom="0cm" fo:line-height="100%" fo:text-align="start" style:punctuation-wrap="hanging"/>
      <style:text-properties fo:font-variant="normal" fo:text-transform="none" fo:color="#b482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Два_20_объекта-outline4" style:display-name="Два объекта-outline4" style:family="presentation" style:parent-style-name="Два_20_объекта-outline3">
      <style:paragraph-properties fo:margin-top="0.2cm" fo:margin-bottom="0cm" fo:line-height="100%" fo:text-align="start" style:punctuation-wrap="hanging"/>
      <style:text-properties fo:font-variant="normal" fo:text-transform="none" fo:color="#b482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Два_20_объекта-outline5" style:display-name="Два объекта-outline5" style:family="presentation" style:parent-style-name="Два_20_объекта-outline4">
      <style:paragraph-properties fo:margin-top="0.1cm" fo:margin-bottom="0cm"/>
      <style:text-properties fo:font-size="20pt" style:font-size-asian="20pt" style:font-size-complex="20pt"/>
    </style:style>
    <style:style style:name="Два_20_объекта-outline6" style:display-name="Два объекта-outline6" style:family="presentation" style:parent-style-name="Два_20_объекта-outline5">
      <style:paragraph-properties fo:margin-top="0.1cm" fo:margin-bottom="0cm"/>
      <style:text-properties fo:font-size="20pt" style:font-size-asian="20pt" style:font-size-complex="20pt"/>
    </style:style>
    <style:style style:name="Два_20_объекта-outline7" style:display-name="Два объекта-outline7" style:family="presentation" style:parent-style-name="Два_20_объекта-outline6">
      <style:paragraph-properties fo:margin-top="0.1cm" fo:margin-bottom="0cm"/>
      <style:text-properties fo:font-size="20pt" style:font-size-asian="20pt" style:font-size-complex="20pt"/>
    </style:style>
    <style:style style:name="Два_20_объекта-outline8" style:display-name="Два объекта-outline8" style:family="presentation" style:parent-style-name="Два_20_объекта-outline7">
      <style:paragraph-properties fo:margin-top="0.1cm" fo:margin-bottom="0cm"/>
      <style:text-properties fo:font-size="20pt" style:font-size-asian="20pt" style:font-size-complex="20pt"/>
    </style:style>
    <style:style style:name="Два_20_объекта-outline9" style:display-name="Два объекта-outline9" style:family="presentation" style:parent-style-name="Два_20_объекта-outline8">
      <style:paragraph-properties fo:margin-top="0.1cm" fo:margin-bottom="0cm"/>
      <style:text-properties fo:font-size="20pt" style:font-size-asian="20pt" style:font-size-complex="20pt"/>
    </style:style>
    <style:style style:name="Два_20_объекта-subtitle" style:display-name="Два объекта-subtitle" style:family="presentation">
      <style:graphic-properties draw:stroke="none" draw:fill="none" draw:textarea-vertical-align="middle">
        <text:list-style style:name="Два_20_объекта-subtitle" style:display-name="Два 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Два_20_объекта-title" style:display-name="Два объекта-title" style:family="presentation">
      <style:graphic-properties draw:stroke="none" draw:fill="none" draw:textarea-vertical-align="middle">
        <text:list-style style:name="Два_20_объекта-title" style:display-name="Два 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Arial2" style:font-family-complex="Ari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_5f_-background" style:display-name="Заголовок и объект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Заголовок_20_и_20_объект_5f_-backgroundobjects" style:display-name="Заголовок и объект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_5f_-notes" style:display-name="Заголовок и объект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_5f_-outline1" style:display-name="Заголовок и объект_-outline1" style:family="presentation">
      <style:graphic-properties draw:stroke="none" draw:fill="none" draw:auto-grow-height="false" draw:fit-to-size="shrink-to-fit" style:shrink-to-fit="true">
        <text:list-style style:name="Заголовок_20_и_20_объект_5f_-outline1" style:display-name="Заголовок и объект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b482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ru" style:country-asian="RU" style:font-style-asian="normal" style:font-weight-asian="normal" style:font-name-complex="Arial2" style:font-family-complex="Arial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_5f_-outline2" style:display-name="Заголовок и объект_-outline2" style:family="presentation" style:parent-style-name="Заголовок_20_и_20_объект_5f_-outline1">
      <style:paragraph-properties fo:margin-top="0.4cm" fo:margin-bottom="0cm" fo:line-height="100%" fo:text-align="start" style:punctuation-wrap="hanging"/>
      <style:text-properties fo:font-variant="normal" fo:text-transform="none" fo:color="#b482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_5f_-outline3" style:display-name="Заголовок и объект_-outline3" style:family="presentation" style:parent-style-name="Заголовок_20_и_20_объект_5f_-outline2">
      <style:paragraph-properties fo:margin-top="0.3cm" fo:margin-bottom="0cm" fo:line-height="100%" fo:text-align="start" style:punctuation-wrap="hanging"/>
      <style:text-properties fo:font-variant="normal" fo:text-transform="none" fo:color="#b482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_5f_-outline4" style:display-name="Заголовок и объект_-outline4" style:family="presentation" style:parent-style-name="Заголовок_20_и_20_объект_5f_-outline3">
      <style:paragraph-properties fo:margin-top="0.2cm" fo:margin-bottom="0cm" fo:line-height="100%" fo:text-align="start" style:punctuation-wrap="hanging"/>
      <style:text-properties fo:font-variant="normal" fo:text-transform="none" fo:color="#b482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_5f_-outline5" style:display-name="Заголовок и объект_-outline5" style:family="presentation" style:parent-style-name="Заголовок_20_и_20_объект_5f_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-outline6" style:display-name="Заголовок и объект_-outline6" style:family="presentation" style:parent-style-name="Заголовок_20_и_20_объект_5f_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-outline7" style:display-name="Заголовок и объект_-outline7" style:family="presentation" style:parent-style-name="Заголовок_20_и_20_объект_5f_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-outline8" style:display-name="Заголовок и объект_-outline8" style:family="presentation" style:parent-style-name="Заголовок_20_и_20_объект_5f_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-outline9" style:display-name="Заголовок и объект_-outline9" style:family="presentation" style:parent-style-name="Заголовок_20_и_20_объект_5f_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-subtitle" style:display-name="Заголовок и объект_-subtitle" style:family="presentation">
      <style:graphic-properties draw:stroke="none" draw:fill="none" draw:textarea-vertical-align="middle">
        <text:list-style style:name="Заголовок_20_и_20_объект_5f_-subtitle" style:display-name="Заголовок и объект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_5f_-title" style:display-name="Заголовок и объект_-title" style:family="presentation">
      <style:graphic-properties draw:stroke="none" draw:fill="none" draw:textarea-vertical-align="middle">
        <text:list-style style:name="Заголовок_20_и_20_объект_5f_-title" style:display-name="Заголовок и объект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Arial2" style:font-family-complex="Ari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76cm" fo:min-width="5.419cm" fo:padding-top="0.127cm" fo:padding-bottom="0.127cm" fo:padding-left="0.254cm" fo:padding-right="0.254cm" fo:wrap-option="wrap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2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Два_20_объекта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Два_20_объекта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Два_20_объекта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Два_20_объекта-backgroundobjects">
      <style:graphic-properties draw:stroke="none" draw:fill="none" draw:fill-color="#ffffff" draw:auto-grow-height="false" fo:min-height="1.27cm"/>
    </style:style>
    <style:style style:name="Mpr14" style:family="presentation" style:parent-style-name="Два_20_объекта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Заголовок_20_и_20_объект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Заголовок_20_и_20_объект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7" style:family="presentation" style:parent-style-name="Заголовок_20_и_20_объект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18" style:family="presentation" style:parent-style-name="Заголовок_20_и_20_объект_5f_-backgroundobjects">
      <style:graphic-properties draw:stroke="none" draw:fill="none" draw:fill-color="#ffffff" draw:auto-grow-height="false" fo:min-height="1.27cm"/>
    </style:style>
    <style:style style:name="Mpr19" style:family="presentation" style:parent-style-name="Заголовок_20_и_20_объект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8pt"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8pt"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8pt" fo:hyphenate="false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8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b482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2" style:family="text">
      <style:text-properties fo:font-variant="normal" fo:text-transform="none" fo:color="#8761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b482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b482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b482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b482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b482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b482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b482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761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b482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b482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b482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b482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b482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b482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b482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b482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b482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b482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b482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b482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b482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b482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b482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Рисунок 6" draw:style-name="Mgr3" draw:text-style-name="MP5" draw:layer="backgroundobjects" svg:width="2.104cm" svg:height="2.104cm" svg:x="-4.502cm" svg:y="0.127cm">
        <draw:image xlink:href="Pictures/1000020100000064000000642D1325D3CA89B546.png" xlink:type="simple" xlink:show="embed" xlink:actuate="onLoad" loext:mime-type="image/png">
          <text:p/>
        </draw:image>
      </draw:frame>
      <draw:frame draw:name="Заголовок 1" presentation:style-name="Mpr1" draw:text-style-name="MP7" draw:layer="backgroundobjects" svg:width="16.2cm" svg:height="3.199cm" svg:x="7.299cm" svg:y="7.925cm" presentation:class="title" presentation:user-transformed="true">
        <draw:text-box>
          <text:p text:style-name="MP6"><text:span text:style-name="MT1">Образец заголовка</text:span></text:p>
        </draw:text-box>
      </draw:frame>
      <draw:frame draw:name="Дата 3" presentation:style-name="Mpr2" draw:text-style-name="MP9" draw:layer="backgroundobjects" svg:width="5.926cm" svg:height="1.013cm" svg:x="1.27cm" svg:y="18.112cm" presentation:class="date-time" presentation:user-transformed="true">
        <draw:text-box>
          <text:p text:style-name="MP8"><text:span text:style-name="MT2"><text:date style:data-style-name="D1" text:date-value="2023-01-25">25.1.23</text:date></text:span></text:p>
        </draw:text-box>
      </draw:frame>
      <draw:frame draw:name="Нижний колонтитул 4" presentation:style-name="Mpr2" draw:text-style-name="MP9" draw:layer="backgroundobjects" svg:width="8.042cm" svg:height="1.013cm" svg:x="8.678cm" svg:y="18.112cm" presentation:class="footer" presentation:user-transformed="true">
        <draw:text-box>
          <text:p/>
        </draw:text-box>
      </draw:frame>
      <draw:frame draw:name="Номер слайда 5" presentation:style-name="Mpr2" draw:text-style-name="MP9" draw:layer="backgroundobjects" svg:width="5.926cm" svg:height="1.013cm" svg:x="18.203cm" svg:y="18.112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2">
      <draw:frame draw:name="Рисунок 6" draw:style-name="Mgr3" draw:text-style-name="MP5" draw:layer="backgroundobjects" svg:width="2.104cm" svg:height="2.104cm" svg:x="-4.502cm" svg:y="0.127cm">
        <draw:image xlink:href="Pictures/1000020100000064000000642D1325D3CA89B546.png" xlink:type="simple" xlink:show="embed" xlink:actuate="onLoad" loext:mime-type="image/png">
          <text:p/>
        </draw:image>
      </draw:frame>
      <draw:frame draw:name="Дата 3" presentation:style-name="Mpr5" draw:text-style-name="MP9" draw:layer="backgroundobjects" svg:width="5.926cm" svg:height="1.013cm" svg:x="1.27cm" svg:y="18.112cm" presentation:class="date-time" presentation:user-transformed="true">
        <draw:text-box>
          <text:p text:style-name="MP8"><text:span text:style-name="MT2"><text:date style:data-style-name="D1" text:date-value="2023-01-25">25.1.23</text:date></text:span></text:p>
        </draw:text-box>
      </draw:frame>
      <draw:frame draw:name="Нижний колонтитул 4" presentation:style-name="Mpr5" draw:text-style-name="MP9" draw:layer="backgroundobjects" svg:width="8.042cm" svg:height="1.013cm" svg:x="8.678cm" svg:y="18.112cm" presentation:class="footer" presentation:user-transformed="true">
        <draw:text-box>
          <text:p/>
        </draw:text-box>
      </draw:frame>
      <draw:frame draw:name="Номер слайда 5" presentation:style-name="Mpr5" draw:text-style-name="MP9" draw:layer="backgroundobjects" svg:width="5.926cm" svg:height="1.013cm" svg:x="18.203cm" svg:y="18.112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draw:custom-shape draw:name="Номер слайда 5" draw:style-name="Mgr4" draw:text-style-name="MP11" draw:layer="backgroundobjects" svg:width="5.926cm" svg:height="1.013cm" svg:x="18.627cm" svg:y="18.0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6" draw:text-style-name="MP7" draw:layer="backgroundobjects" svg:width="18.9cm" svg:height="3.196cm" svg:x="0.299cm" svg:y="0.177cm" presentation:class="title" presentation:user-transformed="true">
        <draw:text-box>
          <text:p text:style-name="MP6"><text:span text:style-name="MT3">Образец заголовка</text:span></text:p>
        </draw:text-box>
      </draw:frame>
      <draw:frame draw:name="Текст 2" presentation:style-name="Mpr7" draw:text-style-name="MP16" draw:layer="backgroundobjects" svg:width="17.401cm" svg:height="12.2cm" svg:x="4.099cm" svg:y="4.324cm" presentation:class="outline" presentation:user-transformed="true">
        <draw:text-box>
          <text:list text:style-name="ML5">
            <text:list-item>
              <text:p text:style-name="MP12"><text:span text:style-name="MT4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Заголовок_20_и_20_объект-title" draw:layer="backgroundobjects" svg:width="12.699cm" svg:height="9.524cm" svg:x="3.175cm" svg:y="1.93cm" presentation:class="page"/>
        <draw:frame presentation:style-name="Заголовок_20_и_20_объект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Два_20_объекта" style:display-name="Два объекта" style:page-layout-name="PM1" draw:style-name="Mdp3">
      <draw:frame draw:name="Рисунок 6" draw:style-name="Mgr3" draw:text-style-name="MP5" draw:layer="backgroundobjects" svg:width="2.104cm" svg:height="2.104cm" svg:x="-4.502cm" svg:y="0.127cm">
        <draw:image xlink:href="Pictures/1000020100000064000000642D1325D3CA89B546.png" xlink:type="simple" xlink:show="embed" xlink:actuate="onLoad" loext:mime-type="image/png">
          <text:p/>
        </draw:image>
      </draw:frame>
      <draw:frame draw:name="Заголовок 1" presentation:style-name="Mpr10" draw:text-style-name="MP7" draw:layer="backgroundobjects" svg:width="18.9cm" svg:height="3.196cm" svg:x="0.299cm" svg:y="0.177cm" presentation:class="title" presentation:user-transformed="true">
        <draw:text-box>
          <text:p text:style-name="MP6"><text:span text:style-name="MT3">Образец заголовка</text:span></text:p>
        </draw:text-box>
      </draw:frame>
      <draw:frame draw:name="Объект 2" presentation:style-name="Mpr11" draw:text-style-name="MP21" draw:layer="backgroundobjects" svg:width="9.8cm" svg:height="11.371cm" svg:x="3.699cm" svg:y="5.725cm" presentation:class="outline" presentation:user-transformed="true">
        <draw:text-box>
          <text:list text:style-name="ML5">
            <text:list-item>
              <text:p text:style-name="MP17"><text:span text:style-name="MT5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8"><text:span text:style-name="MT6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9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11" draw:text-style-name="MP21" draw:layer="backgroundobjects" svg:width="9.8cm" svg:height="11.371cm" svg:x="13.7cm" svg:y="5.754cm" presentation:class="outline" presentation:user-transformed="true">
        <draw:text-box>
          <text:list text:style-name="ML5">
            <text:list-item>
              <text:p text:style-name="MP17"><text:span text:style-name="MT5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8"><text:span text:style-name="MT6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9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12" draw:text-style-name="MP9" draw:layer="backgroundobjects" svg:width="5.926cm" svg:height="1.013cm" svg:x="1.27cm" svg:y="18.112cm" presentation:class="date-time" presentation:user-transformed="true">
        <draw:text-box>
          <text:p text:style-name="MP8"><text:span text:style-name="MT2"><text:date style:data-style-name="D1" text:date-value="2023-01-25">25.1.23</text:date></text:span></text:p>
        </draw:text-box>
      </draw:frame>
      <draw:frame draw:name="Нижний колонтитул 5" presentation:style-name="Mpr12" draw:text-style-name="MP9" draw:layer="backgroundobjects" svg:width="8.042cm" svg:height="1.013cm" svg:x="8.678cm" svg:y="18.112cm" presentation:class="footer" presentation:user-transformed="true">
        <draw:text-box>
          <text:p/>
        </draw:text-box>
      </draw:frame>
      <draw:frame draw:name="Номер слайда 6" presentation:style-name="Mpr12" draw:text-style-name="MP9" draw:layer="backgroundobjects" svg:width="5.926cm" svg:height="1.013cm" svg:x="18.203cm" svg:y="18.112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2">
        <draw:page-thumbnail presentation:style-name="Два_20_объекта-title" draw:layer="backgroundobjects" svg:width="12.699cm" svg:height="9.524cm" svg:x="3.175cm" svg:y="1.93cm" presentation:class="page"/>
        <draw:frame presentation:style-name="Два_20_объекта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Заголовок_20_и_20_объект_5f_" style:display-name="Заголовок и объект_" style:page-layout-name="PM1" draw:style-name="Mdp2">
      <draw:frame draw:name="Рисунок 6" draw:style-name="Mgr3" draw:text-style-name="MP5" draw:layer="backgroundobjects" svg:width="2.104cm" svg:height="2.104cm" svg:x="-4.502cm" svg:y="0.127cm">
        <draw:image xlink:href="Pictures/1000020100000064000000642D1325D3CA89B546.png" xlink:type="simple" xlink:show="embed" xlink:actuate="onLoad" loext:mime-type="image/png">
          <text:p/>
        </draw:image>
      </draw:frame>
      <draw:frame draw:name="Дата 3" presentation:style-name="Mpr15" draw:text-style-name="MP9" draw:layer="backgroundobjects" svg:width="5.926cm" svg:height="1.013cm" svg:x="1.27cm" svg:y="18.112cm" presentation:class="date-time" presentation:user-transformed="true">
        <draw:text-box>
          <text:p text:style-name="MP8"><text:span text:style-name="MT2"><text:date style:data-style-name="D1" text:date-value="2023-01-25">25.1.23</text:date></text:span></text:p>
        </draw:text-box>
      </draw:frame>
      <draw:frame draw:name="Нижний колонтитул 4" presentation:style-name="Mpr15" draw:text-style-name="MP9" draw:layer="backgroundobjects" svg:width="8.042cm" svg:height="1.013cm" svg:x="8.678cm" svg:y="18.112cm" presentation:class="footer" presentation:user-transformed="true">
        <draw:text-box>
          <text:p/>
        </draw:text-box>
      </draw:frame>
      <draw:frame draw:name="Номер слайда 5" presentation:style-name="Mpr15" draw:text-style-name="MP9" draw:layer="backgroundobjects" svg:width="5.926cm" svg:height="1.013cm" svg:x="18.203cm" svg:y="18.112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draw:custom-shape draw:name="Номер слайда 5" draw:style-name="Mgr5" draw:text-style-name="MP11" draw:layer="backgroundobjects" svg:width="5.926cm" svg:height="1.013cm" svg:x="18.627cm" svg:y="18.0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16" draw:text-style-name="MP7" draw:layer="backgroundobjects" svg:width="18.9cm" svg:height="3.196cm" svg:x="0.299cm" svg:y="0.177cm" presentation:class="title" presentation:user-transformed="true">
        <draw:text-box>
          <text:p text:style-name="MP6"><text:span text:style-name="MT3">Образец заголовка</text:span></text:p>
        </draw:text-box>
      </draw:frame>
      <draw:frame draw:name="Текст 2" presentation:style-name="Mpr17" draw:text-style-name="MP16" draw:layer="backgroundobjects" svg:width="17.401cm" svg:height="12.2cm" svg:x="4.099cm" svg:y="4.324cm" presentation:class="outline" presentation:user-transformed="true">
        <draw:text-box>
          <text:list text:style-name="ML5">
            <text:list-item>
              <text:p text:style-name="MP12"><text:span text:style-name="MT4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Заголовок_20_и_20_объект_5f_-title" draw:layer="backgroundobjects" svg:width="12.699cm" svg:height="9.524cm" svg:x="3.175cm" svg:y="1.93cm" presentation:class="page"/>
        <draw:frame presentation:style-name="Заголовок_20_и_20_объект_5f_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Разноцветные ромбы</dc:title>
    <meta:initial-creator>obstinate</meta:initial-creator>
    <dc:description>Шаблон презентации с сайта https://presentation-creation.ru/</dc:description>
    <meta:editing-cycles>1268</meta:editing-cycles>
    <meta:creation-date>2018-02-25T09:09:03</meta:creation-date>
    <dc:date>2023-01-25T14:02:06.783000000</dc:date>
    <meta:editing-duration>P1DT18H36M58S</meta:editing-duration>
    <meta:generator>Neat_Office/6.2.8.2$Windows_x86 LibreOffice_project/</meta:generator>
    <meta:document-statistic meta:object-count="94"/>
    <meta:user-defined meta:name="AppVersion">14.0000</meta:user-defined>
    <meta:user-defined meta:name="Company">presentation-creation.ru</meta:user-defined>
    <meta:user-defined meta:name="HiddenSlides" meta:value-type="float">0</meta:user-defined>
    <meta:user-defined meta:name="HyperlinkBase">https://presentation-creation.ru/powerpoint-templates.html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